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3000001264F14859D201EF51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line-height="150%" fo:text-align="justify" style:justify-single-word="false" fo:orphans="2" fo:widows="2"/>
      <style:text-properties style:font-name="Times New Roman" style:font-name-asian="Times New Roman1" style:font-name-complex="Times New Roman1"/>
    </style:style>
    <style:style style:name="P3" style:family="paragraph" style:parent-style-name="Standard" style:list-style-name="WWNum1"/>
    <style:style style:name="P4" style:family="paragraph" style:parent-style-name="Standard">
      <style:paragraph-properties fo:line-height="150%" fo:text-align="justify" style:justify-single-word="false" fo:orphans="2" fo:widows="2"/>
    </style:style>
    <style:style style:name="P5" style:family="paragraph" style:parent-style-name="Standard">
      <style:paragraph-properties fo:margin-left="0in" fo:margin-right="0in" fo:margin-top="0in" fo:margin-bottom="0in" loext:contextual-spacing="false" fo:line-height="208%"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P14" style:family="paragraph" style:parent-style-name="Standard" style:master-page-name="Standard">
      <style:paragraph-properties fo:margin-left="0in" fo:margin-right="0in" fo:margin-top="0in" fo:margin-bottom="0in" loext:contextual-spacing="false" fo:line-height="208%" fo:text-align="start" style:justify-single-word="false" fo:keep-together="auto" fo:orphans="2" fo:widows="2" fo:text-indent="0in" style:auto-text-indent="false" style:page-number="1" fo:break-before="auto" fo:break-after="auto" fo:padding="0in" fo:border="none" fo:keep-with-next="auto"/>
    </style:style>
    <style:style style:name="P15" style:family="paragraph" style:parent-style-name="Standard">
      <style:paragraph-properties fo:margin-left="0in" fo:margin-right="0in" fo:margin-top="0.1665in" fo:margin-bottom="0.0835in" loext:contextual-spacing="false" fo:line-height="115%" fo:text-align="start" style:justify-single-word="false" fo:keep-together="always" fo:orphans="2" fo:widows="2" fo:text-indent="0in" style:auto-text-indent="false" fo:break-before="page" fo:padding="0in" fo:border="none" fo:keep-with-next="always"/>
    </style:style>
    <style:style style:name="P16" style:family="paragraph" style:parent-style-name="Standard" style:master-page-name="Converted3">
      <style:paragraph-properties fo:margin-left="0in" fo:margin-right="0in" fo:margin-top="0.1665in" fo:margin-bottom="0.0835in" loext:contextual-spacing="false" fo:line-height="115%" fo:text-align="start" style:justify-single-word="false" fo:keep-together="always" fo:orphans="2" fo:widows="2" fo:text-indent="0in" style:auto-text-indent="false" style:page-number="auto" fo:break-before="page" fo:padding="0in" fo:border="none" fo:keep-with-next="always"/>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P17"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5.898in" style:type="right"/>
          <style:tab-stop style:position="6.1028in" style:type="right"/>
        </style:tab-stops>
      </style:paragraph-properties>
    </style:style>
    <style:style style:name="P18" style:family="paragraph" style:parent-style-name="Standard">
      <style:paragraph-properties fo:margin-left="0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5.898in" style:type="right"/>
          <style:tab-stop style:position="6.1028in" style:type="right"/>
        </style:tab-stops>
      </style:paragraph-properties>
    </style:style>
    <style:style style:name="P19" style:family="paragraph" style:parent-style-name="Standard">
      <style:paragraph-properties fo:margin-left="0.1665in" fo:margin-right="0in" fo:margin-top="0in" fo:margin-bottom="0.0693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6.2693in" style:type="right"/>
        </style:tab-stops>
      </style:paragraph-properties>
    </style:style>
    <style:style style:name="P20" style:family="paragraph" style:parent-style-name="Standard">
      <style:paragraph-properties fo:margin-top="0in" fo:margin-bottom="0.0693in" loext:contextual-spacing="false" fo:line-height="150%" fo:text-align="justify" style:justify-single-word="false" fo:orphans="2" fo:widows="2">
        <style:tab-stops>
          <style:tab-stop style:position="5.898in" style:type="right"/>
          <style:tab-stop style:position="6.1028in" style:type="right"/>
        </style:tab-stops>
      </style:paragraph-properties>
    </style:style>
    <style:style style:name="P21" style:family="paragraph" style:parent-style-name="Standard">
      <style:paragraph-properties fo:margin-left="0.1665in" fo:margin-right="0in" fo:margin-top="0in" fo:margin-bottom="0.0693in" loext:contextual-spacing="false" fo:line-height="150%" fo:text-align="justify" style:justify-single-word="false" fo:orphans="2" fo:widows="2" fo:text-indent="0in" style:auto-text-indent="false">
        <style:tab-stops>
          <style:tab-stop style:position="6.2693in" style:type="right"/>
        </style:tab-stops>
      </style:paragraph-properties>
    </style:style>
    <style:style style:name="P2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3937in" style:auto-text-indent="false" fo:break-before="auto" fo:break-after="auto" fo:padding="0in" fo:border="none" fo:keep-with-next="auto"/>
      <style:text-properties style:font-name="Times New Roman" style:font-name-asian="Times New Roman1" style:font-name-complex="Times New Roman1"/>
    </style:style>
    <style:style style:name="P25" style:family="paragraph" style:parent-style-name="Standard">
      <style:paragraph-properties fo:margin-left="0in" fo:margin-right="0in" fo:line-height="150%" fo:text-align="justify" style:justify-single-word="false" fo:orphans="2" fo:widows="2" fo:text-indent="0.3937in" style:auto-text-indent="false"/>
      <style:text-properties style:font-name="Times New Roman" style:font-name-asian="Times New Roman1" style:font-name-complex="Times New Roman1"/>
    </style:style>
    <style:style style:name="P26" style:family="paragraph" style:parent-style-name="Standard">
      <style:paragraph-properties fo:margin-left="0in" fo:margin-right="0in" fo:line-height="150%" fo:text-align="justify" style:justify-single-word="false" fo:orphans="2" fo:widows="2" fo:text-indent="0.3937in" style:auto-text-indent="false"/>
    </style:style>
    <style:style style:name="P27"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5in" style:auto-text-indent="false" fo:break-before="auto" fo:break-after="auto" fo:padding="0in" fo:border="none" fo:keep-with-next="auto"/>
    </style:style>
    <style:style style:name="P28" style:family="paragraph" style:parent-style-name="Standard">
      <style:paragraph-properties fo:margin-left="0in" fo:margin-right="0in" fo:line-height="150%" fo:text-align="justify" style:justify-single-word="false" fo:orphans="2" fo:widows="2" fo:text-indent="0.5in" style:auto-text-indent="false"/>
    </style:style>
    <style:style style:name="P29" style:family="paragraph" style:parent-style-name="Standard">
      <style:paragraph-properties fo:margin-left="0.5in" fo:margin-right="0in" fo:text-indent="0in" style:auto-text-indent="false"/>
    </style:style>
    <style:style style:name="P30" style:family="paragraph" style:parent-style-name="Standard" style:list-style-name="WWNum3">
      <style:paragraph-properties fo:margin-left="0.5in" fo:margin-right="0in" fo:line-height="150%" fo:text-align="justify" style:justify-single-word="false" fo:orphans="2" fo:widows="2" fo:text-indent="-0.25in" style:auto-text-indent="false"/>
    </style:style>
    <style:style style:name="P31" style:family="paragraph" style:parent-style-name="Standard" style:list-style-name="WWNum3">
      <style:paragraph-properties fo:margin-left="0.5in" fo:margin-right="0in" fo:line-height="150%" fo:text-align="justify" style:justify-single-word="false" fo:orphans="2" fo:widows="2" fo:text-indent="-0.25in" style:auto-text-indent="false"/>
      <style:text-properties style:font-name="Times New Roman" style:text-underline-style="none" style:font-name-asian="Times New Roman1" style:font-name-complex="Times New Roman1"/>
    </style:style>
    <style:style style:name="P32" style:family="paragraph" style:parent-style-name="Standard">
      <style:paragraph-properties fo:margin-top="0.0827in" fo:margin-bottom="0in" loext:contextual-spacing="false" fo:line-height="150%" fo:text-align="justify" style:justify-single-word="false" fo:orphans="2" fo:widows="2"/>
      <style:text-properties style:font-name="Times New Roman" style:font-name-asian="Times New Roman1" style:font-name-complex="Times New Roman1"/>
    </style:style>
    <style:style style:name="P33" style:family="paragraph" style:parent-style-name="Heading_20_1" style:list-style-name="WWNum1"/>
    <style:style style:name="P34" style:family="paragraph" style:parent-style-name="Heading_20_1">
      <style:paragraph-properties fo:margin-top="0.1965in" fo:margin-bottom="0.0783in" loext:contextual-spacing="false" fo:line-height="150%" fo:keep-together="always" fo:orphans="2" fo:widows="2" fo:break-before="page" fo:keep-with-next="always"/>
    </style:style>
    <style:style style:name="P35" style:family="paragraph" style:parent-style-name="Heading_20_1">
      <style:paragraph-properties fo:break-before="page"/>
    </style:style>
    <style:style style:name="P36" style:family="paragraph" style:parent-style-name="Heading_20_1" style:list-style-name="WWNum1">
      <style:paragraph-properties fo:break-before="page"/>
    </style:style>
    <style:style style:name="P37" style:family="paragraph" style:parent-style-name="Heading_20_2" style:list-style-name="WWNum2"/>
    <style:style style:name="P38" style:family="paragraph" style:parent-style-name="Heading_20_2" style:list-style-name="WWNum1"/>
    <style:style style:name="P39" style:family="paragraph" style:parent-style-name="Frame_20_contents">
      <style:paragraph-properties fo:margin-left="0in" fo:margin-right="0in" fo:margin-top="0in" fo:margin-bottom="0in" loext:contextual-spacing="false" fo:line-height="0.25in" fo:text-align="justify" style:justify-single-word="false" fo:text-indent="0in" style:auto-text-indent="false"/>
    </style:style>
    <style:style style:name="P40" style:family="paragraph" style:parent-style-name="Frame_20_contents">
      <style:paragraph-properties fo:margin-left="0in" fo:margin-right="0in" fo:margin-top="0in" fo:margin-bottom="0in" loext:contextual-spacing="false" fo:line-height="0.1665in" fo:text-align="justify" style:justify-single-word="false" fo:text-indent="0in" style:auto-text-indent="false"/>
    </style:style>
    <style:style style:name="P41" style:family="paragraph" style:parent-style-name="Frame_20_contents">
      <style:paragraph-properties fo:margin-left="0in" fo:margin-right="0in" fo:margin-top="0in" fo:margin-bottom="0in" loext:contextual-spacing="false" fo:line-height="0.2362in" fo:text-align="justify" style:justify-single-word="false" fo:text-indent="0in" style:auto-text-indent="false"/>
    </style:style>
    <style:style style:name="P42" style:family="paragraph" style:parent-style-name="Frame_20_contents">
      <style:paragraph-properties fo:margin-left="0in" fo:margin-right="0in" fo:margin-top="0in" fo:margin-bottom="0in" loext:contextual-spacing="false" fo:line-height="0.3465in" fo:text-align="justify" style:justify-single-word="false" fo:text-indent="0in" style:auto-text-indent="false"/>
    </style:style>
    <style:style style:name="P43" style:family="paragraph">
      <loext:graphic-properties draw:fill="solid" draw:fill-color="#ffffff" draw:opacity="0%"/>
      <style:paragraph-properties fo:text-align="start"/>
      <style:text-properties fo:font-size="18pt"/>
    </style:style>
    <style:style style:name="P44" style:family="paragraph">
      <loext:graphic-properties draw:fill="none"/>
      <style:paragraph-properties fo:text-align="start"/>
      <style:text-properties fo:font-size="18pt"/>
    </style:style>
    <style:style style:name="T1" style:family="text">
      <style:text-properties fo:font-variant="normal" fo:text-transform="none" fo:color="#4d4d4d"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style>
    <style:style style:name="T2" style:family="text">
      <style:text-properties fo:font-variant="normal" fo:text-transform="none" fo:color="#4d4d4d" style:text-line-through-style="none" style:text-line-through-type="none" style:text-position="0% 100%" style:font-name="Arial" fo:font-size="18pt" fo:font-style="normal" fo:font-weight="bold" style:font-name-asian="Arial1" style:font-size-asian="18pt" style:font-style-asian="normal" style:font-weight-asian="bold" style:font-name-complex="Arial1"/>
    </style:style>
    <style:style style:name="T3" style:family="text">
      <style:text-properties fo:font-variant="normal" fo:text-transform="none" fo:color="#4d4d4d" style:text-line-through-style="none" style:text-line-through-type="none" style:text-position="0% 100%" style:font-name="Arial" fo:font-size="11pt" fo:font-style="normal" fo:font-weight="bold" style:font-name-asian="Arial1" style:font-size-asian="11pt" style:font-style-asian="normal" style:font-weight-asian="bold" style:font-name-complex="Arial1"/>
    </style:style>
    <style:style style:name="T4" style:family="text">
      <style:text-properties fo:font-variant="normal" fo:text-transform="none" fo:color="#4d4d4d"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5" style:family="text">
      <style:text-properties fo:font-variant="normal" fo:text-transform="none" fo:color="#4d4d4d" style:text-line-through-style="none" style:text-line-through-type="none" style:text-position="0% 100%" style:font-name="Arial" fo:font-size="10pt" fo:font-style="normal" fo:font-weight="bold" style:font-name-asian="Arial1" style:font-size-asian="10pt" style:font-style-asian="normal" style:font-weight-asian="bold" style:font-name-complex="Arial1"/>
    </style:style>
    <style:style style:name="T6" style:family="text">
      <style:text-properties fo:font-variant="normal" fo:text-transform="none" fo:color="#4d4d4d"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style>
    <style:style style:name="T7" style:family="text">
      <style:text-properties fo:font-variant="normal" fo:text-transform="none" fo:color="#000000"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style:text-line-through-style="none" style:text-line-through-type="none" style:text-position="0% 1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2" style:family="text">
      <style:text-properties fo:color="#1155cc" style:font-name="Arial" style:text-underline-style="solid" style:text-underline-width="auto" style:text-underline-color="font-color" fo:font-weight="bold" style:font-name-asian="Arial1" style:font-weight-asian="bold" style:font-name-complex="Arial1"/>
    </style:style>
    <style:style style:name="T13" style:family="text">
      <style:text-properties fo:color="#1155cc" style:font-name="Times New Roman" style:text-underline-style="solid" style:text-underline-width="auto" style:text-underline-color="font-color" style:font-name-asian="Times New Roman1" style:font-name-complex="Times New Roman1"/>
    </style:style>
    <style:style style:name="T14" style:family="text">
      <style:text-properties style:font-name="Arial" fo:font-weight="bold" style:font-name-asian="Arial1" style:font-weight-asian="bold" style:font-name-complex="Arial1" fo:background-color="#ffffff"/>
    </style:style>
    <style:style style:name="T15" style:family="text">
      <style:text-properties style:font-name="Times New Roman" style:font-name-asian="Times New Roman1" style:font-name-complex="Times New Roman1"/>
    </style:style>
    <style:style style:name="T16" style:family="text">
      <style:text-properties style:font-name="Times New Roman" fo:font-weight="bold" style:font-name-asian="Times New Roman1" style:font-weight-asian="bold" style:font-name-complex="Times New Roman1"/>
    </style:style>
    <style:style style:name="T17" style:family="text">
      <style:text-properties style:text-position="0% 100%"/>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opacity="0%" draw:textarea-vertical-align="top" draw:auto-grow-height="false" fo:min-height="1.989in" fo:min-width="4.872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opacity="0%" draw:textarea-vertical-align="top" draw:auto-grow-height="false" fo:min-height="1.3256in" fo:min-width="4.8638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solid" draw:fill-color="#ffffff" draw:opacity="0%" draw:textarea-vertical-align="top" draw:auto-grow-height="false" fo:min-height="0.5693in" fo:min-width="4.8854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ffffff" draw:opacity="0%" draw:textarea-vertical-align="top" draw:auto-grow-height="false" fo:min-height="0.2929in" fo:min-width="5.5043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5" style:family="graphic">
      <style:graphic-properties draw:stroke="solid" svg:stroke-width="0.0102in" svg:stroke-color="#4d4d4d" draw:stroke-linejoin="miter" draw:fill="none" draw:textarea-vertical-align="top" draw:auto-grow-height="false" fo:min-height="4.8228in" fo:min-width="0in"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NIWERSYTET MARII CURIE-SKŁODOWSKIEJ <text:line-break/>W LUBLINIE</text:span></text:p>
      <text:p text:style-name="P5"><draw:custom-shape text:anchor-type="paragraph" draw:z-index="3" draw:name="Image2" draw:style-name="gr4" draw:text-style-name="P43" svg:width="5.5039in" svg:height="0.2925in" svg:x="-0.0161in" svg:y="10.3362in"><text:p text:style-name="P39"><text:span text:style-name="T3">Lublin 202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3" draw:style-name="gr3" draw:text-style-name="P43" svg:width="4.885in" svg:height="0.5689in" svg:x="0.75in" svg:y="5.611in"><text:p text:style-name="P40"><text:span text:style-name="T4">Praca licencjacka</text:span></text:p><text:p text:style-name="P40"><text:span text:style-name="T4">napisana w Katedrze Oprogramowania Systemów Informatycznych</text:span></text:p><text:p text:style-name="P40"><text:span text:style-name="T4">pod kierunkiem dr Marcina Denkowskie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4" draw:style-name="gr2" draw:text-style-name="P43" svg:width="4.8634in" svg:height="1.3252in" svg:x="0.75in" svg:y="1.1807in"><text:p text:style-name="P41"><text:span text:style-name="T4">Kierunek: </text:span><text:span text:style-name="T5">Informatyka</text:span></text:p><text:p text:style-name="P41"><text:span text:style-name="T4">Specjalność: - </text:span></text:p><text:p text:style-name="P41"/><text:p text:style-name="P41"><text:span text:style-name="T3">Damian Tomczyszyn</text:span></text:p><text:p text:style-name="P41"><text:span text:style-name="T4">nr albumu: 29658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5" draw:style-name="gr1" draw:text-style-name="P43" svg:width="4.8717in" svg:height="1.9886in" svg:x="0.75in" svg:y="2.9445in"><text:p text:style-name="P42"><text:span text:style-name="T2">Zastosowanie sztucznych sieci neuronowych do rozpoznawania pisma</text:span></text:p><text:p text:style-name="P42"><text:span text:style-name="T6">Application of artificial neural networks for text recogn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Wydział Matematyki, Fizyki i Informatyki</text:span></text:p>
      <text:p text:style-name="P16"/>
      <text:p text:style-name="P15"><text:span text:style-name="T7">Spis treści</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heading=h.gjdgxs" text:style-name="Index_20_Link" text:visited-style-name="Index_20_Link"><text:span text:style-name="T10"><text:s/>Wstęp</text:span></text:a><text:span text:style-name="T11"><text:tab/>5</text:span></text:p>
          <text:p text:style-name="P17"><text:a xlink:type="simple" xlink:href="#_heading=h.30j0zll" text:style-name="Index_20_Link" text:visited-style-name="Index_20_Link"><text:span text:style-name="T10">Rozdział 1. <text:s/></text:span></text:a><text:a xlink:type="simple" xlink:href="#_heading=h.30j0zll" text:style-name="Index_20_Link" text:visited-style-name="Index_20_Link"><text:span text:style-name="T12">Wprowadzenie do optycznego rozpoznawania znaków</text:span></text:a></text:p>
          <text:p text:style-name="P17"><text:span text:style-name="T11">Rozdział 2. <text:s/></text:span><text:span text:style-name="T14">Sieci neuronowe</text:span><text:span text:style-name="T11"><text:tab/>11</text:span></text:p>
          <text:p text:style-name="P19"><text:span text:style-name="T15">2.1 Sieci neuronowe</text:span></text:p>
          <text:p text:style-name="P19"><text:span text:style-name="T15">2.2 Architektura Unet</text:span></text:p>
          <text:p text:style-name="P19"><text:span text:style-name="T15">2.3 sieci rekurencyjne(LSTM i architektura crnn)</text:span><text:a xlink:type="simple" xlink:href="#_heading=h.26in1rg" text:style-name="Index_20_Link" text:visited-style-name="Index_20_Link"><text:span text:style-name="T9"><text:tab/>11</text:span></text:a></text:p>
          <text:p text:style-name="P17"><text:span text:style-name="T11">Rozdział 3.</text:span><text:span text:style-name="T16"> </text:span><text:span text:style-name="T14">Implementacja/trening sieci do segmentacji</text:span><text:span text:style-name="T11"><text:tab/>12</text:span></text:p>
          <text:p text:style-name="P19"><text:a xlink:type="simple" xlink:href="#_heading=h.35nkun2" text:style-name="Index_20_Link" text:visited-style-name="Index_20_Link"><text:span text:style-name="T9">3.1. <text:s/></text:span></text:a><text:a xlink:type="simple" xlink:href="#_heading=h.35nkun2" text:style-name="Index_20_Link" text:visited-style-name="Index_20_Link"><text:span text:style-name="T15">Zbiór danych</text:span></text:a><text:a xlink:type="simple" xlink:href="#_heading=h.35nkun2" text:style-name="Index_20_Link" text:visited-style-name="Index_20_Link"><text:span text:style-name="T9"><text:tab/>12</text:span></text:a></text:p>
          <text:p text:style-name="P19"><text:a xlink:type="simple" xlink:href="#_heading=h.1ksv4uv" text:style-name="Index_20_Link" text:visited-style-name="Index_20_Link"><text:span text:style-name="T9">3.2. <text:s/></text:span></text:a><text:a xlink:type="simple" xlink:href="#_heading=h.1ksv4uv" text:style-name="Index_20_Link" text:visited-style-name="Index_20_Link"><text:span text:style-name="T15">Wstępne przetwarzanie - preprocessing</text:span></text:a><text:a xlink:type="simple" xlink:href="#_heading=h.1ksv4uv" text:style-name="Index_20_Link" text:visited-style-name="Index_20_Link"><text:span text:style-name="T9"><text:tab/>12</text:span></text:a></text:p>
          <text:p text:style-name="P19"><text:a xlink:type="simple" xlink:href="#_heading=h.44sinio" text:style-name="Index_20_Link" text:visited-style-name="Index_20_Link"><text:span text:style-name="T9">3.3. <text:s/></text:span></text:a>Szczegóły implementacyjne</text:p>
          <text:p text:style-name="P20"><text:span text:style-name="T16">Rozdział 4. </text:span><text:span text:style-name="T14">Implementacja/trening crnn i lstm</text:span><text:span text:style-name="T16"><text:tab/>12</text:span></text:p>
          <text:p text:style-name="P21"><text:span text:style-name="T15">4</text:span><text:a xlink:type="simple" xlink:href="#_heading=h.35nkun2" text:style-name="Index_20_Link" text:visited-style-name="Index_20_Link"><text:span text:style-name="T15">.1. <text:s/></text:span></text:a></text:p>
          <text:p text:style-name="P20"><text:span text:style-name="T16">Rozdział 5. </text:span><text:span text:style-name="T14">Eksperymenty, testy, rezultaty, wnioski</text:span><text:span text:style-name="T16"><text:tab/>12</text:span></text:p>
          <text:p text:style-name="P21"><text:span text:style-name="T15">5</text:span><text:a xlink:type="simple" xlink:href="#_heading=h.35nkun2" text:style-name="Index_20_Link" text:visited-style-name="Index_20_Link"><text:span text:style-name="T15">.1. </text:span></text:a><text:a xlink:type="simple" xlink:href="#_heading=h.44sinio" text:style-name="Index_20_Link" text:visited-style-name="Index_20_Link"><text:span text:style-name="T9"><text:tab/>12</text:span></text:a></text:p>
          <text:p text:style-name="P17"><text:span text:style-name="T11"><text:s/>Podsumowanie<text:tab/>13</text:span></text:p>
          <text:p text:style-name="P17"><text:span text:style-name="T11"><text:s/>Bibliografia<text:tab/>14</text:span></text:p>
          <text:p text:style-name="P6"/>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h text:style-name="P34" text:outline-level="1"><text:bookmark text:name="_heading=h.gjdgxs"/><text:span text:style-name="T17">Wstęp</text:span></text:h>
      <text:p text:style-name="P22"><text:span text:style-name="T15">Wraz z rozwojem technologicznym przyspieszają procesy cyfryzacji i automatyzacji. Szybka wymiana informacji oraz przechowywanie dokumentów w sposób elektroniczny są ogólnie powszechne. Na lotniskach, w bibliotekach, w firmach. Codziennie wykonuje się skany lub zdjęcia dokumentów, książek oraz innych tekstów w celu ich utrwalenia w pamięci. Dokumenty utrwalone w pamięci mogą być kopiowane oraz przesyłane, co daje im znaczną przewagę nad ich papierową formą. Następnie w celu dalszego przetwarzania danych grafiki automatycznie wyodrębniany jest text. Umożliwia to między innymi automatyczne uzupełnianie formularzy wyodrębnionym tekstem, oraz kompresję zapisanych danych w lepszej jakości poprzez zmianę formatu dokumentu graficznego na tekstowy. <text:s/></text:span></text:p>
      <text:p text:style-name="P25"/>
      <text:p text:style-name="P23"/>
      <text:p text:style-name="P23"/>
      <text:p text:style-name="P22"><text:span text:style-name="T9">Celem pracy jest </text:span><text:span text:style-name="T15">sprawdzenie jakości sieci trenowanych na syntetycznie wygenerowanych danych użytej na przykładach rzeczywistych, oraz</text:span><text:span text:style-name="T9"> </text:span><text:span text:style-name="T15">implementacja silnika OCR za pomocą sieci wytrenowanej na syntetycznych danych. </text:span></text:p>
      <text:p text:style-name="P22"><text:span text:style-name="T15">Skrypty</text:span><text:span text:style-name="T9"> zosta</text:span><text:span text:style-name="T15">ły</text:span><text:span text:style-name="T9"> zaimplementowane w </text:span><text:span text:style-name="T15">języku Python przy pomocy biblioteki Tensorflow i nakładki Keras[2] napisanej w Pythonie. Temat został wybrany, ponieważ obecnie sztuczna inteligencja jest ciągle rozwijającą się nauką, od która może znacznie przyczynić się do postępu technologicznego. Tematem pracy będzie sprawdzenie czy sieć nauczona na syntetycznie wygenerowanych danych będzie skuteczna dla danych ze świata rzeczywistego.</text:span></text:p>
      <text:p text:style-name="P24"/>
      <text:p text:style-name="P27"><text:span text:style-name="T15">Technologi, w której został zaimplementowany silnik OCR została wybrany ze względu na dużą popularność w dziedzinie uczenia maszynowego oraz uczenia głębokiego, oraz ogólną dostępność i łatwą przenośność.</text:span></text:p>
      <text:p text:style-name="P27"><text:span text:style-name="T15"><text:s/>Python jest popularnym językiem skryptowym w sztucznej inteligencji. Posiada wiele gotowych do zaimportowania bibliotek oraz przykładów i znaczną dokumentację.</text:span></text:p>
      <text:p text:style-name="P23"/>
      <text:p text:style-name="P22"><text:span text:style-name="T9">W pierwszym rozdziale zawarte jest </text:span><text:span text:style-name="T15">wprowadzenie do optycznego rozpoznawania znaków.</text:span><text:span text:style-name="T9"> Drugi rozdział </text:span><text:span text:style-name="T15">poświęcony sieciom neuronowym oraz wykorzystanym architekturom. Trzecia część pracy opisuje trening sieci wykorzystanej do segmentacji obrazu. Czwarty część pracy zawiera opis treningu sieci wykorzystanej do rozpoznawania znaków. Ostatni rozdział przedstawia uzyskane wyniki i porównanie ich z silnikiem open source Tesseract.</text:span></text:p>
      <text:p text:style-name="P23"/>
      <text:p text:style-name="P1"/>
      <text:list xml:id="list2556316894" text:style-name="WWNum1">
        <text:list-item>
          <text:h text:style-name="P36" text:outline-level="1"><text:bookmark text:name="_heading=h.30j0zll"/>Wprowadzenie do optycznego rozpoznawania znaków</text:h>
        </text:list-item>
      </text:list>
      <text:list xml:id="list1164708836" text:style-name="WWNum2">
        <text:list-item>
          <text:list>
            <text:list-item>
              <text:h text:style-name="P37" text:outline-level="2"><text:bookmark text:name="_heading=h.65rb42i588tr"/>Definicja</text:h>
            </text:list-item>
          </text:list>
        </text:list-item>
      </text:list>
      <text:p text:style-name="P28"><text:span text:style-name="T15">Optyczne rozpoznawanie znaków(Optical character recognition) jest to proces polegający na przetwarzaniu obrazu przez maszynę lub system w celu uzyskania nieprzetworzonego tekstu lub innego ustrukturyzowanego wydruku.</text:span></text:p>
      <text:list xml:id="list82438558459562" text:continue-numbering="true" text:style-name="WWNum2">
        <text:list-item>
          <text:list>
            <text:list-item>
              <text:h text:style-name="P37" text:outline-level="2"><text:bookmark text:name="_heading=h.usn1hdf5cayw"/>Struktura silnika OCR</text:h>
            </text:list-item>
          </text:list>
        </text:list-item>
      </text:list>
      <text:p text:style-name="Standard"><text:span text:style-name="T15"><office:annotation office:name="__Annotation__187_2919355751"><dc:creator>Inter Hayser</dc:creator><dc:date>2022-06-15T14:48:49</dc:date><text:p><text:span text:style-name="T18">https://arxiv.org/pdf/2109.10282.pdf</text:span></text:p></office:annotation></text:span><text:span text:style-name="T15">Zazwyczaj system OCR składa się z dwóch głównych modułów: modułu wykrywania tekstu i modułu rozpoznawania tekstu.Wykrywanie tekstu ma na celu zlokalizowanie wszystkich bloków tekstu w obrazie tekstowym, na poziomie słowa lub linii tekstu. Zadanie wykrywania tekstu jest zwykle uważane za problem z wykrywaniem obiektów, w którym można zastosować konwencjonalne modele wykrywania obiektów, takie jak YoLOv5 i DBNet (Liao i in., 2019).</text:span><office:annotation-end office:name="__Annotation__187_2919355751"/></text:p>
      <text:list xml:id="list82438930721523" text:continue-numbering="true" text:style-name="WWNum2">
        <text:list-item>
          <text:list>
            <text:list-item>
              <text:h text:style-name="P37" text:outline-level="2"><text:bookmark text:name="_heading=h.cm35176o5f91"/>Potok przetwarzania danych procesu optycznego rozpoznawania tekstu</text:h>
            </text:list-item>
          </text:list>
        </text:list-item>
      </text:list>
      <text:p text:style-name="Standard"/>
      <text:list xml:id="list82438227867808" text:continue-numbering="true" text:style-name="WWNum2">
        <text:list-item>
          <text:list>
            <text:list-item>
              <text:h text:style-name="P37" text:outline-level="2"><text:bookmark text:name="_heading=h.hegjqw2ji10z"/>Wykorzystanie</text:h>
            </text:list-item>
          </text:list>
        </text:list-item>
      </text:list>
      <text:p text:style-name="Standard"><office:annotation office:name="__Annotation__199_2919355751"><dc:creator>Inter Hayser</dc:creator><dc:date>2022-06-15T14:48:30</dc:date><text:p><text:span text:style-name="T18">https://en.wikipedia.org/wiki/Optical_character_recognition</text:span></text:p></office:annotation>OCR jest szeroko wykorzystywany jako forma wprowadzania znaków z drukowanych dokumentów papierowych takich jak paszporty, faktury, wyciągi bankowe, paragony, dokumenty pocztowe, wydruków danych statycznych lub jakiejkolwiek odpowiedniej dokumentacji – jest to powszechna metoda digitalizacji wydrukowanych tekstów, aby można je było elektronicznie edytować, przeszukiwać, przechowywać w bardziej zwarty sposób, wyświetlać online i wykorzystywać w procesach maszynowych, takich jak przetwarzanie kognitywne , tłumaczenie maszynowe , (wyodrębnione) zamiana tekstu na mowę , kluczowe dane i eksploracja tekstu . OCR to dziedzina badań w zakresie rozpoznawania wzorców , sztucznej inteligencji i widzenia komputerowego .<office:annotation-end office:name="__Annotation__199_2919355751"/></text:p>
      <text:p text:style-name="Standard"/>
      <text:list xml:id="list82438447954133" text:continue-list="list2556316894" text:style-name="WWNum1">
        <text:list-item>
          <text:h text:style-name="P33" text:outline-level="1"><text:bookmark text:name="_heading=h.nbs8o3s07ruu"/>Sieci neuronowe</text:h>
          <text:list>
            <text:list-item>
              <text:h text:style-name="P38" text:outline-level="2"><text:bookmark text:name="_heading=h.gsggxo84f8xa"/>Wprowadzenie do sieci neuronowych</text:h>
            </text:list-item>
          </text:list>
        </text:list-item>
      </text:list>
      <text:p text:style-name="Standard">…..</text:p>
      <text:list xml:id="list82437711822839" text:continue-numbering="true" text:style-name="WWNum1">
        <text:list-item>
          <text:list>
            <text:list-item>
              <text:h text:style-name="P38" text:outline-level="2"><text:bookmark text:name="_heading=h.41sie4qbty3n"/>Działanie sieci neuronowych</text:h>
            </text:list-item>
          </text:list>
        </text:list-item>
      </text:list>
      <text:p text:style-name="Standard">…</text:p>
      <text:list xml:id="list82437601515057" text:continue-numbering="true" text:style-name="WWNum1">
        <text:list-item>
          <text:list>
            <text:list-item>
              <text:p text:style-name="P3">podpunkt</text:p>
            </text:list-item>
          </text:list>
        </text:list-item>
      </text:list>
      <text:p text:style-name="Standard"/>
      <text:p text:style-name="Standard"/>
      <text:p text:style-name="Standard"/>
      <text:p text:style-name="Standard"/>
      <text:p text:style-name="Standard"/>
      <text:list xml:id="list82437715077859" text:continue-numbering="true" text:style-name="WWNum1">
        <text:list-item>
          <text:h text:style-name="P33" text:outline-level="1"><text:bookmark text:name="_heading=h.yu33us7fk1h3"/>Implementacja/trening sieci do segmentacji</text:h>
        </text:list-item>
      </text:list>
      <text:p text:style-name="P29"/>
      <text:list xml:id="list82438365878432" text:continue-numbering="true" text:style-name="WWNum1">
        <text:list-item>
          <text:h text:style-name="P33" text:outline-level="1"><text:bookmark text:name="_heading=h.lf6xletdjbki"/>Implementacja/trening crnn i lstm</text:h>
        </text:list-item>
        <text:list-item>
          <text:h text:style-name="P33" text:outline-level="1"><text:bookmark text:name="_heading=h.y84x5xm5j4z"/>Eksperymenty, testy, rezultaty, wnioski.</text:h>
        </text:list-item>
      </text:list>
      <text:p text:style-name="P4"><text:span text:style-name="T15"><text:tab/></text:span></text:p>
      <text:p text:style-name="P2"/>
      <text:h text:style-name="Heading_20_1" text:outline-level="1"><text:bookmark text:name="_heading=h.2jxsxqh"/>Podsumowanie</text:h>
      <text:p text:style-name="P26"><text:span text:style-name="T15">Podsumowanie jest bratem bliźniakiem wstępu dopinającym całości pracy. Opisuje co zostało w pracy zrobione, podsumowuje osiągnięte cele lub udowodnione tezy. Powinno też zawierać konstruktywną krytykę przedstawionego rozwiązania, podawać pomysły na jego poprawę.</text:span></text:p>
      <text:h text:style-name="P35" text:outline-level="1"><text:bookmark text:name="_heading=h.6qwsdlc3b02a"/>Bibliografia</text:h>
      <text:p text:style-name="P1"/>
      <text:list xml:id="list3400746404" text:style-name="WWNum3">
        <text:list-item>
          <text:p text:style-name="P30"><text:span text:style-name="T15">Informacje o API Keras </text:span><text:a xlink:type="simple" xlink:href="https://keras.io/about/" text:style-name="ListLabel_20_7" text:visited-style-name="ListLabel_20_7"><text:span text:style-name="T13">https://keras.io/about/</text:span></text:a><text:span text:style-name="T15">, (dostęp 06.2022)</text:span></text:p>
        </text:list-item>
        <text:list-item>
          <text:p text:style-name="P31"/>
        </text:list-item>
      </text:list>
      <text:p text:style-name="P32"/>
      <text:p text:style-name="P32"/>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margin-top="0.1665in" fo:margin-bottom="0.0835in" loext:contextual-spacing="false" fo:line-height="100%" fo:text-align="start" style:justify-single-word="false"/>
      <style:text-properties fo:font-weight="bold" style:font-weight-asian="bold" style:font-size-complex="26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1965in" fo:margin-bottom="0.0783in" loext:contextual-spacing="false" fo:text-align="start" style:justify-single-word="false" fo:keep-together="always" fo:break-before="page" fo:keep-with-next="always"/>
      <style:text-properties fo:font-size="16pt" fo:font-weight="bold" style:font-size-asian="16pt" style:font-weight-asian="bold" style:font-size-complex="14pt" style:font-weight-complex="bold"/>
    </style:style>
    <style:style style:name="Heading_20_2" style:display-name="Heading 2" style:family="paragraph" style:next-style-name="Standard" style:default-outline-level="2" style:list-style-name="" style:class="text">
      <style:paragraph-properties fo:margin-top="0.1965in" fo:margin-bottom="0.0783in" loext:contextual-spacing="false" fo:text-align="start" style:justify-single-word="false"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next-style-name="Standard" style:default-outline-level="3" style:list-style-name="" style:class="text">
      <style:paragraph-properties fo:margin-top="0.0417in" fo:margin-bottom="0.0835in" loext:contextual-spacing="false" fo:line-height="100%" fo:text-align="start" style:justify-single-word="false" fo:keep-together="always" fo:keep-with-next="always"/>
      <style:text-properties fo:font-weight="bold" style:font-weight-asian="bold" style:font-weight-complex="bold"/>
    </style:style>
    <style:style style:name="Heading_20_4" style:display-name="Heading 4" style:family="paragraph" style:next-style-name="Standard" style:default-outline-level="4" style:list-style-name="" style:class="text">
      <style:paragraph-properties fo:margin-top="0.1665in" fo:margin-bottom="0.0417in" loext:contextual-spacing="false" fo:line-height="100%" fo:text-align="start" style:justify-single-word="false" fo:keep-with-next="always"/>
      <style:text-properties fo:font-weight="bold" style:font-weight-asian="bold" style:font-size-complex="14pt" style:font-weight-complex="bold"/>
    </style:style>
    <style:style style:name="Heading_20_5" style:display-name="Heading 5" style:family="paragraph" style:next-style-name="Standard" style:default-outline-level="5" style:list-style-name="" style:class="text">
      <style:paragraph-properties fo:margin-top="0.1665in" fo:margin-bottom="0.0835in" loext:contextual-spacing="false" fo:line-height="100%"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text-align="center" style:justify-single-word="false"/>
      <style:text-properties fo:font-size="28pt" style:font-size-asian="28pt" style:font-size-complex="28pt" style:font-weight-complex="bold"/>
    </style:style>
    <style:style style:name="Standard_20__28_user_29_" style:display-name="Standard (user)" style:family="paragraph" style:default-outline-level="">
      <style:paragraph-properties fo:line-height="150%"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language-complex="ar" style:country-complex="SA"/>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style:font-name-asian="Calibri"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_20__28_user_29_" style:default-outline-level="">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_20__28_user_29_" style:default-outline-level="" style:class="extra"/>
    <style:style style:name="Footer" style:family="paragraph" style:parent-style-name="Standard_20__28_user_29_" style:default-outline-level="" style:class="extra"/>
    <style:style style:name="Endnote" style:family="paragraph" style:parent-style-name="Standard_20__28_user_29_" style:default-outline-level="" style:class="extra">
      <style:paragraph-properties fo:line-height="100%"/>
      <style:text-properties fo:font-size="10pt" style:font-size-asian="10pt" style:font-size-complex="10pt"/>
    </style:style>
    <style:style style:name="Balloon_20_Text" style:display-name="Balloon Text" style:family="paragraph" style:parent-style-name="Standard_20__28_user_29_" style:default-outline-level="">
      <style:paragraph-properties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default-outline-level="">
      <style:paragraph-properties text:number-lines="false" text:line-number="0"/>
      <style:text-properties fo:font-size="16pt" style:font-size-asian="16pt" style:font-size-complex="16pt" style:font-weight-complex="bold"/>
    </style:style>
    <style:style style:name="Contents_20_Heading" style:display-name="Contents Heading" style:family="paragraph" style:parent-style-name="Heading_20_1" style:next-style-name="Standard_20__28_user_29_" style:default-outline-level="" style:class="index">
      <style:paragraph-properties fo:line-height="115%"/>
      <style:text-properties fo:color="#365f91"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style>
    <style:style style:name="Contents_20_1" style:display-name="Contents 1" style:family="paragraph" style:parent-style-name="Standard" style:next-style-name="Standard_20__28_user_29_"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_20__28_user_29_"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_20__28_user_29_"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Illustration" style:family="paragraph" style:parent-style-name="caption" style:default-outline-level="" style:class="extra"/>
    <style:style style:name="Listing" style:family="paragraph" style:parent-style-name="Standard_20__28_user_29_" style:default-outline-level="">
      <loext:graphic-properties draw:fill="solid" draw:fill-color="#e6e6e6"/>
      <style:paragraph-properties fo:background-color="#e6e6e6" fo:padding="0.0138in" fo:border="0.26pt solid #000000"/>
      <style:text-properties style:font-name="Courier" fo:font-family="Courier" style:font-family-generic="roman" style:font-pitch="variable" fo:font-size="11pt" fo:font-weight="bold" style:font-name-asian="Courier1" style:font-family-asian="Courier" style:font-family-generic-asian="system" style:font-pitch-asian="variable" style:font-size-asian="11pt" style:font-weight-asian="bold" style:font-name-complex="Courier1" style:font-family-complex="Courier" style:font-family-generic-complex="system" style:font-pitch-complex="variabl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3pt" style:font-style-complex="italic" style:font-weight-complex="bold" style:text-emphasize="none" text:display="tru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en" fo:country="US"/>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style>
    <style:style style:name="WW8Num15z1" style:family="text">
      <style:text-properties fo:color="#000000" style:font-name="Times New Roman" fo:font-family="'Times New Roman'" style:font-family-generic="roman" style:font-pitch="variable"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style>
    <style:style style:name="WW8Num15z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15z3"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4z0" style:family="text"/>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Nagłówek_20_Znak" style:display-name="Nagłówek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opka_20_Znak" style:display-name="Stopka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agłówek_20_1_20_Znak" style:display-name="Nagłówek 1 Znak"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Nagłówek_20_2_20_Znak" style:display-name="Nagłówek 2 Znak"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Tekst_20_przypisu_20_końcowego_20_Znak" style:display-name="Tekst przypisu końcowego Znak"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ytuł_20_Znak" style:display-name="Tytuł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26pt"/>
    </style:style>
    <style:style style:name="Nagłówek_20_3_20_Znak" style:display-name="Nagłówek 3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Nagłówek_20_4_20_Znak" style:display-name="Nagłówek 4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dex_20_Link" style:display-name="Index Link"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ListLabel_20_2" style:display-name="ListLabel 2" style:family="text">
      <style:text-properties fo:color="#0000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 style:display-name="ListLabel 3"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size="16pt" fo:font-style="normal" fo:font-weight="bold" style:font-name-asian="Times New Roman1" style:font-family-asian="'Times New Roman'" style:font-family-generic-asian="system" style:font-pitch-asian="variable" style:font-size-asian="16pt" style:font-style-asian="normal" style:font-weight-asian="bold" style:font-name-complex="Times New Roman1" style:font-family-complex="'Times New Roman'" style:font-family-generic-complex="system" style:font-pitch-complex="variable" style:font-size-complex="16pt"/>
    </style:style>
    <style:style style:name="ListLabel_20_5" style:display-name="ListLabel 5" style:family="text">
      <style:text-properties fo:color="#000000"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6" style:display-name="ListLabel 6"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in" fo:margin-right="0in" fo:margin-top="0in" fo:margin-bottom="0in" loext:contextual-spacing="false" fo:line-height="150%" fo:text-align="end" style:justify-single-word="false" fo:keep-together="auto" fo:orphans="2" fo:widows="2" fo:text-indent="0in" style:auto-text-indent="false" fo:padding="0in" fo:border="none" fo:keep-with-next="auto"/>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4d4d4d" draw:stroke-linejoin="miter" draw:fill="none" draw:textarea-vertical-align="top" draw:auto-grow-height="false" fo:min-height="4.8228in" fo:min-width="0in"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7874in" fo:margin-bottom="0.7874in" fo:margin-left="1.5752in" fo:margin-right="0.5902in" style:writing-mode="lr-tb" style:layout-grid-color="#c0c0c0" style:layout-grid-lines="1985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9098in" fo:margin-left="0in" fo:margin-right="0in" fo:margin-bottom="1.8701in" style:dynamic-spacing="true"/>
      </style:header-style>
      <style:footer-style>
        <style:header-footer-properties fo:min-height="0.3929in" fo:margin-left="0in" fo:margin-right="0in" fo:margin-top="0.3543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4925in" fo:margin-bottom="0.4925in" fo:margin-left="1.378in" fo:margin-right="0.7874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custom-shape text:anchor-type="paragraph" draw:z-index="5" draw:name="Image1" draw:style-name="Mgr1" draw:text-style-name="MP2" svg:width="0.0012in" svg:height="4.9217in" svg:x="2.1055in" svg:y="4.6146in"><text:p/><draw:enhanced-geometry draw:mirror-horizontal="false" draw:mirror-vertical="false" svg:viewBox="0 0 21600 21600" draw:type="mso-spt32" draw:enhanced-path="M 0 0 L 21600 21600 N"/></draw:custom-shape><draw:frame draw:style-name="Mfr1" draw:name="image1.png" text:anchor-type="char" svg:x="0.2091in" svg:y="0.1575in" svg:width="2.8335in" svg:height="0.9791in" draw:z-index="4"><draw:image xlink:href="Pictures/1000000000000353000001264F14859D201EF518.png" xlink:type="simple" xlink:show="embed" xlink:actuate="onLoad" loext:mime-type="image/png"/></draw:frame></text:p>
      </style:header>
      <style:header-left>
        <text:p text:style-name="Header"/>
      </style:header-left>
      <style:footer>
        <text:p text:style-name="MP3"/>
      </style:footer>
      <style:footer-left>
        <text:p text:style-name="Footer"/>
      </style:footer-left>
    </style:master-page>
    <style:master-page style:name="Converted1"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2" style:page-layout-name="Mpm2">
      <style:header>
        <text:p text:style-name="Header"/>
      </style:header>
      <style:header-left>
        <text:p text:style-name="Header"/>
      </style:header-left>
      <style:footer>
        <text:p text:style-name="Footer"/>
      </style:footer>
      <style:footer-left>
        <text:p text:style-name="Footer"/>
      </style:footer-left>
    </style:master-page>
    <style:master-page style:name="Converted3" style:page-layout-name="Mpm3">
      <style:header>
        <text:p text:style-name="MP1"/>
      </style:header>
      <style:header-left>
        <text:p text:style-name="Header"/>
      </style:header-left>
      <style:footer>
        <text:p text:style-name="MP4"/>
        <text:p text:style-name="MP5"><text:page-number text:select-page="current">11</text:page-number></text:p>
        <text:p text:style-name="MP6"/>
      </style:footer>
      <style:footer-left>
        <text:p text:style-name="MP4"/>
        <text:p text:style-name="MP7"><text:page-number text:select-page="current">10</text:page-number></text:p>
        <text:p text:style-name="MP6"/>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07:04:00</meta:creation-date>
    <meta:initial-creator>Rafal</meta:initial-creator>
    <meta:document-statistic meta:table-count="0" meta:image-count="1" meta:object-count="0" meta:page-count="11" meta:paragraph-count="61" meta:word-count="673" meta:character-count="5269" meta:non-whitespace-character-count="4650"/>
    <meta:generator>LibreOfficeDev/6.0.5.2$Linux_X86_64 LibreOffice_project/</meta:generator>
    <meta:user-defined meta:name="ContentTypeId">0x01010046928C2F9ED643479938CC91AA76EA31</meta:user-defined>
  </office:meta>
</office:document-meta>
</file>